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19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18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008" calcext:value-type="float">
            <text:p>34.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17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16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96" calcext:value-type="float">
            <text:p>34.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1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13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12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11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10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08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676</text:p>
          </table:table-cell>
          <table:table-cell office:value-type="string" calcext:value-type="string">
            <text:p>200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